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MMono10" svg:font-family="LMMono10"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ext_20_body">
      <style:text-properties style:font-name="Liberation Serif" fo:font-size="12pt" fo:font-style="normal" fo:font-weight="normal" style:font-size-asian="12pt" style:font-size-complex="12pt"/>
    </style:style>
    <style:style style:name="P3" style:family="paragraph" style:parent-style-name="Standard" style:list-style-name="L7"/>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3">
      <style:text-properties style:font-name="Liberation Serif" fo:font-size="12pt" fo:font-style="normal" fo:font-weight="normal" style:font-size-asian="12pt" style:font-size-complex="12pt"/>
    </style:style>
    <style:style style:name="P8" style:family="paragraph" style:parent-style-name="Text_20_body" style:list-style-name="L5">
      <style:text-properties style:font-name="Liberation Serif" fo:font-size="12pt" fo:font-style="normal" fo:font-weight="normal" style:font-size-asian="12pt" style:font-size-complex="12pt"/>
    </style:style>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7">
      <style:text-properties fo:font-weight="bold" style:font-weight-asian="bold" style:font-weight-complex="bold"/>
    </style:style>
    <style:style style:name="P16" style:family="paragraph" style:parent-style-name="Text_20_body">
      <style:text-properties style:font-name="LMMono10" fo:font-size="10pt" style:font-size-asian="10pt" style:font-size-complex="10pt"/>
    </style:style>
    <style:style style:name="P17" style:family="paragraph" style:parent-style-name="Text_20_body">
      <style:text-properties style:font-name="LMMono10" fo:font-size="10pt" fo:font-style="italic" style:font-size-asian="10pt" style:font-style-asian="italic" style:font-size-complex="10pt" style:font-style-complex="italic"/>
    </style:style>
    <style:style style:name="T1" style:family="text">
      <style:text-properties fo:font-style="italic" style:font-style-asian="italic" style:font-style-complex="italic"/>
    </style:style>
    <style:style style:name="T2" style:family="text">
      <style:text-properties style:text-underline-style="none"/>
    </style:style>
    <style:style style:name="T3"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nual de proyecto</text:h>
      <text:h text:style-name="Heading_20_2" text:outline-level="2">Integrantes</text:h>
      <table:table table:name="Tabla1" table:style-name="Tabla1">
        <table:table-column table:style-name="Tabla1.A"/>
        <table:table-column table:style-name="Tabla1.B"/>
        <table:table-row>
          <table:table-cell table:style-name="Tabla1.A1" office:value-type="string">
            <text:p text:style-name="P1">Apellido y nombre</text:p>
          </table:table-cell>
          <table:table-cell table:style-name="Tabla1.B1" office:value-type="string">
            <text:p text:style-name="P1">Padrón</text:p>
          </table:table-cell>
        </table:table-row>
        <table:table-row>
          <table:table-cell table:style-name="Tabla1.A2" office:value-type="string">
            <text:p text:style-name="P1">Castarataro, Pablo Daniel</text:p>
          </table:table-cell>
          <table:table-cell table:style-name="Tabla1.B2" office:value-type="string">
            <text:p text:style-name="P1">89683</text:p>
          </table:table-cell>
        </table:table-row>
        <table:table-row>
          <table:table-cell table:style-name="Tabla1.A2" office:value-type="string">
            <text:p text:style-name="P1">Gramajo, Gustavo</text:p>
          </table:table-cell>
          <table:table-cell table:style-name="Tabla1.B2" office:value-type="string">
            <text:p text:style-name="P1">88094</text:p>
          </table:table-cell>
        </table:table-row>
        <table:table-row>
          <table:table-cell table:style-name="Tabla1.A2" office:value-type="string">
            <text:p text:style-name="P1">Lopez, Edgardo</text:p>
          </table:table-cell>
          <table:table-cell table:style-name="Tabla1.B2" office:value-type="string">
            <text:p text:style-name="P1">86140</text:p>
          </table:table-cell>
        </table:table-row>
      </table:table>
      <text:p text:style-name="Text_20_body"/>
      <text:h text:style-name="Heading_20_2" text:outline-level="2">División de tareas</text:h>
      <text:p text:style-name="Text_20_body"/>
      <text:h text:style-name="Heading_20_2" text:outline-level="2">Evolución de proyecto</text:h>
      <text:p text:style-name="Text_20_body">INSERTAR AQUI EL CRONOGRAMA CUANDO ESTE TERMINADO</text:p>
      <text:h text:style-name="Heading_20_2" text:outline-level="2">Inconvenientes encontrados</text:h>
      <text:p text:style-name="Text_20_body">- ¿Que hacer con los archivos que generan los programas cgi?</text:p>
      <text:p text:style-name="Text_20_body">Inicialmente se planteo la posibilidad de hacer una tabla de hashing con los nombres de los archivos generados y ponerlos a disposición del sistema para que cada instancia de ejecución del cgi pueda accederlos.</text:p>
      <text:p text:style-name="Text_20_body">Finalmente se optó por un sistema de creación y eliminación de subcarpetas en arch-temp-cgi. Este consiste en:</text:p>
      <text:list xml:id="list1519428111" text:style-name="L1">
        <text:list-item>
          <text:p text:style-name="P4">Se crea una subcarpeta, de nombre X, donde X es el numero de cgi ejecutado en el sistema desde su inicio.</text:p>
        </text:list-item>
        <text:list-item>
          <text:p text:style-name="P4">El cgi tomará como ámbito de trabajo el directorio de X, creará y buscará recursos en esa ruta.</text:p>
        </text:list-item>
        <text:list-item>
          <text:p text:style-name="P4">Finalmente se eliminará la carpeta, luego de que el sistema obtenga el retorno del cgi.</text:p>
          <text:p text:style-name="P4"/>
        </text:list-item>
      </text:list>
      <text:p text:style-name="Text_20_body">- Reutilización de los puertos</text:p>
      <text:p text:style-name="Text_20_body">Encontramos problemas relativos al reinicio del servidor y a los puertos involucrados en este proceso. Se solucionó agregando un flag al socket cuando se está reiniciando un servidor.</text:p>
      <text:p text:style-name="Text_20_body"/>
      <text:p text:style-name="Text_20_body">- Cierre de sockets</text:p>
      <text:p text:style-name="Text_20_body"/>
      <text:p text:style-name="Text_20_body">- Parseo de argumentos en archivos php.</text:p>
      <text:p text:style-name="Text_20_body">Se solucionó imponiendo una manera especifica de manejar variables en los archivos php.</text:p>
      <text:p text:style-name="Text_20_body"/>
      <text:p text:style-name="Text_20_body">Veamos un ejemplo (se resalta en cursiva la manera de manejar las variables):</text:p>
      <text:p text:style-name="Text_20_body"/>
      <text:p text:style-name="P16"><text:soft-page-break/>&lt;html&gt; </text:p>
      <text:p text:style-name="P16">&lt;body&gt; </text:p>
      <text:p text:style-name="P16">&lt;form action="pr.cgi" method="post" enctype="multipart/form-data"&gt;&lt;br&gt; </text:p>
      <text:p text:style-name="P16">&lt;?php </text:p>
      <text:p text:style-name="P17">$shortopts <text:s/>= ""; </text:p>
      <text:p text:style-name="P17">$longopts <text:s/>= array( </text:p>
      <text:p text:style-name="P17"><text:s text:c="4"/>"cantArchivos:", <text:s text:c="4"/>// Valor obligatorio - invocar desde consola asi: php test.php --cantArchivos 2 </text:p>
      <text:p text:style-name="P17">); </text:p>
      <text:p text:style-name="P17">$options = getopt($shortopts, $longopts); </text:p>
      <text:p text:style-name="P16">for ($i=1; $i&lt;=<text:span text:style-name="T1">$options["cantArchivos"]</text:span>; $i++) </text:p>
      <text:p text:style-name="P16"><text:s text:c="2"/>{ <text:s text:c="3"/></text:p>
      <text:p text:style-name="P16"><text:s text:c="4"/>echo "&lt;form method=\"post\" enctype=\"multipart/form-data\"&gt;&lt;br&gt;\n"; </text:p>
      <text:p text:style-name="P16"><text:s text:c="4"/>echo "&lt;label for=\"file\"]&gt;Archivo &lt;/label&gt;\n"; </text:p>
      <text:p text:style-name="P16"><text:s text:c="4"/>echo $i; </text:p>
      <text:p text:style-name="P16"><text:s text:c="4"/>echo "&lt;input type=file size=60 name=\"file\"&gt;&lt;br&gt;\n"; </text:p>
      <text:p text:style-name="P16"><text:s text:c="2"/>} </text:p>
      <text:p text:style-name="P16">?&gt; </text:p>
      <text:p text:style-name="P16">&lt;input type=submit value="&gt;&gt;"&gt;&lt;br&gt; </text:p>
      <text:p text:style-name="P16">&lt;/form&gt;&lt;br&gt; </text:p>
      <text:p text:style-name="P16">&lt;/body&gt; </text:p>
      <text:p text:style-name="P16">&lt;/html&gt; </text:p>
      <text:p text:style-name="Text_20_body"/>
      <text:p text:style-name="Text_20_body">Adicionalmente, la variable de entorno URI_PARA_PARSER_PHP_ALTERNATIVO contiene el uri del recurso, la cual podría ser usada para parsear el archivo de otra forma.</text:p>
      <text:p text:style-name="Text_20_body"/>
      <text:h text:style-name="Heading_20_2" text:outline-level="2">Análisis de puntos pendientes</text:h>
      <text:p text:style-name="Text_20_body">La gran mayoría de estos puntos pendientes <text:s/>quedaron relegados por poseer una menor relevancia relativa:</text:p>
      <text:list xml:id="list305100629" text:style-name="L2">
        <text:list-item>
          <text:p text:style-name="P5">Brindar la posibilidad de elegir en que ruta se quiere instalar el sistema, para , si el usuario lo desea, tener separados los binarios, archivos de configuraciones, sitios, documentación auto-generada, ayuda, etc, del código fuente.</text:p>
          <text:p text:style-name="P5">Solución: modificación del archivo CMakeLists.txt mediante la adición de los comandos adecuados (INSTALL).</text:p>
        </text:list-item>
        <text:list-item>
          <text:p text:style-name="P5">Chequear las extensiones de los archivos fuente que procesa el precompilador cgi. </text:p>
          <text:p text:style-name="P5">Solución: comprobación de la extensión a la hora del parseo del cuerpo (post) de un request.</text:p>
        </text:list-item>
        <text:list-item>
          <text:p text:style-name="P5">Mas relevancia y apariciones de la mascota/cara visible de nuestro sistema (Mario Mapache) en la gui de ConfiguradorCliente.</text:p>
        </text:list-item>
        <text:list-item>
          <text:p text:style-name="P5"><text:soft-page-break/></text:p>
        </text:list-item>
      </text:list>
      <text:h text:style-name="Heading_20_2" text:outline-level="2">Herramientas</text:h>
      <text:p text:style-name="Text_20_body">GCC – Compilador utilizado para l compilación del proyecto</text:p>
      <text:p text:style-name="Text_20_body">Eclipse IDE – IDE para programación en C++</text:p>
      <text:p text:style-name="Text_20_body">Cmake-gui/Cmake – Generador de MAKEFILES automático.</text:p>
      <text:p text:style-name="Text_20_body">Valgrind – Chequeo de memoria, recursos, etc.</text:p>
      <text:p text:style-name="Text_20_body">Svn Google Code – Hosteo ONLINE de proyectos</text:p>
      <text:p text:style-name="Text_20_body">RapidSVN – Manejo de SVN</text:p>
      <text:p text:style-name="Text_20_body">Doxygen – Documentación automática.</text:p>
      <text:p text:style-name="Text_20_body">Glade – Diseño de interfaz gráfica.</text:p>
      <text:p text:style-name="Text_20_body">Astah – Diagramas UML.</text:p>
      <text:h text:style-name="Heading_20_2" text:outline-level="2">Conclusiones</text:h>
      <text:p text:style-name="Text_20_body">Luego de varias semanas de incesante esfuerzo, trabajo coordinado en equipo e investigación, creemos firmemente que hemos cumplido con creces todos los objetivos que nos impusimos.</text:p>
      <text:p text:style-name="Text_20_body">El feedback semanal de nuestros ayudantes nos ayudo a no salirnos del camino, a despejar dudas y a abrir nuestras mentes a nuevas ideas.</text:p>
      <text:p text:style-name="Text_20_body">Queremos agradecerles especialmente a nuestras familias por todo el apoyo y la comprensión que nos brindaron. Hemos estado tan ausentes y abstraídos en este, a veces intrincado, proyecto, pero aún así, ellos estuvieron ahí para nosotros. A ellos va dedicado Mapache 1.0.</text:p>
      <text:h text:style-name="Heading_20_1" text:outline-level="1">Documentación técnica</text:h>
      <text:h text:style-name="Heading_20_2" text:outline-level="2">Requerimientos de software</text:h>
      <text:p text:style-name="P2">Se requiere tener instalado:</text:p>
      <text:list xml:id="list181732709" text:style-name="L3">
        <text:list-item>
          <text:p text:style-name="P7">libtinyxml 2.5.3 (para el manejo de las configuraciones del servidor)</text:p>
        </text:list-item>
        <text:list-item>
          <text:p text:style-name="P6">php5 (para el manejo de archivos php)</text:p>
        </text:list-item>
        <text:list-item>
          <text:p text:style-name="P6">cmake 2.8.3 (originalmente no se usaba, pero en las últimas etapas se volvió indispensable)</text:p>
        </text:list-item>
        <text:list-item>
          <text:p text:style-name="P6">doxygen (para generar documentación automáticamente)</text:p>
        </text:list-item>
        <text:list-item>
          <text:p text:style-name="P6">gtkmm-2.4 (librería para desarrollo de la interfaz gráfica de ConfiguradorMapache)</text:p>
        </text:list-item>
        <text:list-item>
          <text:p text:style-name="P6">Valgrind 3.6.1 (Opcional: si se desea verificar pérdidas de memoria).</text:p>
        </text:list-item>
        <text:list-item>
          <text:p text:style-name="P6"><text:a xlink:type="simple" xlink:href="http://google-styleguide.googlecode.com/svn/trunk/cppguide.xml">http://google-styleguide.googlecode.com/svn/trunk/cppguide.xml</text:a> (chequeo de normas de codificación)</text:p>
        </text:list-item>
        <text:list-item>
          <text:p text:style-name="P6">log4cpp (librería utilizada para el manejo de los archivos de LOG)</text:p>
        </text:list-item>
      </text:list>
      <text:p text:style-name="Text_20_body">Documentación</text:p>
      <text:list xml:id="list1613704439" text:style-name="L4">
        <text:list-item>
          <text:p text:style-name="P9">doxygen 1.7.3</text:p>
        </text:list-item>
        <text:list-item>
          <text:p text:style-name="P9">graphviz</text:p>
        </text:list-item>
        <text:list-item>
          <text:p text:style-name="P9"><text:soft-page-break/>dot2tex</text:p>
        </text:list-item>
      </text:list>
      <text:p text:style-name="Text_20_body">S.O.</text:p>
      <text:p text:style-name="Text_20_body"><text:tab/>Probado con resultados positivos en Ubuntu 10.10, 11.04, 11.10.</text:p>
      <text:h text:style-name="Heading_20_2" text:outline-level="2">Descripción general</text:h>
      <text:p text:style-name="Text_20_body">El trabajo práctico fue implementado a partir de la creación de distintos módulos. El primero de ellos fue el modulo Common. Este modulo será el que utilizarán el configurador y el servidor para poder manejar conexiones, hilos, xml. Paralelamente, se crearon los módulos necesarios para poder precompilar y generar las salidas pertinentes respetando el protocolo CGI.</text:p>
      <text:p text:style-name="Text_20_body">El trabajo tiene esta estructura:</text:p>
      <text:p text:style-name="Text_20_body">Mapache</text:p>
      <text:p text:style-name="Text_20_body"><text:tab/>→ common</text:p>
      <text:p text:style-name="Text_20_body"><text:tab/><text:tab/>→ threads</text:p>
      <text:p text:style-name="Text_20_body"><text:tab/><text:tab/>→ sockets</text:p>
      <text:p text:style-name="Text_20_body"><text:tab/><text:tab/>→ protocoloControl</text:p>
      <text:p text:style-name="Text_20_body"><text:tab/><text:tab/>→ configuraciones</text:p>
      <text:p text:style-name="Text_20_body"><text:tab/>→ servidor</text:p>
      <text:p text:style-name="Text_20_body"><text:tab/><text:tab/>→ utils</text:p>
      <text:p text:style-name="Text_20_body"><text:tab/><text:tab/>→ protocoloHTTP</text:p>
      <text:p text:style-name="Text_20_body"><text:tab/>→ cliente</text:p>
      <text:p text:style-name="Text_20_body"><text:tab/><text:tab/>→ gui</text:p>
      <text:p text:style-name="Text_20_body"><text:tab/>→ precompilador</text:p>
      <text:p text:style-name="Text_20_body"><text:tab/>→ pr</text:p>
      <text:p text:style-name="Text_20_body"><text:tab/>→ pr-zip</text:p>
      <text:p text:style-name="Text_20_body"><text:tab/>→ parserPHP</text:p>
      <text:p text:style-name="Text_20_body"/>
      <text:p text:style-name="Text_20_body">En la próxima sección se explicará cada uno de los módulos anteriores.</text:p>
      <text:h text:style-name="Heading_20_2" text:outline-level="2">Descripción de los módulos</text:h>
      <text:p text:style-name="Text_20_body"/>
      <text:h text:style-name="Heading_20_2" text:outline-level="2">Programas intermedios y programas de prueba</text:h>
      <text:p text:style-name="Text_20_body">Mozilla Firebug</text:p>
      <text:p text:style-name="Text_20_body">WireShark</text:p>
      <text:p text:style-name="Text_20_body">Apache Web Server</text:p>
      <text:p text:style-name="Text_20_body">Netcat</text:p>
      <text:h text:style-name="Heading_20_2" text:outline-level="2">Código fuente</text:h>
      <text:p text:style-name="Text_20_body"/>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Manual de usuario</text:h>
      <text:h text:style-name="Heading_20_2" text:outline-level="2">Instalación</text:h>
      <text:h text:style-name="Heading_20_3" text:outline-level="3">Requerimientos de software</text:h>
      <text:p text:style-name="P2">Se requiere tener instalado:</text:p>
      <text:list xml:id="list214359243" text:style-name="L5">
        <text:list-item>
          <text:p text:style-name="P8">libtinyxml 2.5.3</text:p>
        </text:list-item>
        <text:list-item>
          <text:p text:style-name="P10">php5</text:p>
        </text:list-item>
        <text:list-item>
          <text:p text:style-name="P10">cmake 2.8.3</text:p>
        </text:list-item>
        <text:list-item>
          <text:p text:style-name="P10">gtkmm-2.4</text:p>
        </text:list-item>
        <text:list-item>
          <text:p text:style-name="P10">log4cpp</text:p>
        </text:list-item>
      </text:list>
      <text:p text:style-name="Text_20_body"/>
      <text:p text:style-name="Text_20_body">Opcional para generar documentación automática</text:p>
      <text:list xml:id="list316750649" text:style-name="L6">
        <text:list-item>
          <text:p text:style-name="P11">doxygen 1.7.3</text:p>
        </text:list-item>
        <text:list-item>
          <text:p text:style-name="P11">graphviz</text:p>
        </text:list-item>
        <text:list-item>
          <text:p text:style-name="P11">dot2tex</text:p>
        </text:list-item>
      </text:list>
      <text:p text:style-name="Text_20_body">S.O.</text:p>
      <text:p text:style-name="Text_20_body">Probado en Ubuntu 10.10, 11.04, 11.10.</text:p>
      <text:h text:style-name="Heading_20_3" text:outline-level="3">Requerimientos de hardware</text:h>
      <text:p text:style-name="Text_20_body">// ver esto</text:p>
      <text:h text:style-name="Heading_20_3" text:outline-level="3">Proceso de instalación</text:h>
      <text:p text:style-name="Text_20_body">El proceso de instalación es muy simple. Una vez instaladas las librerías indicadas en requerimientos de software solo se debe ejecutar el comando ./install.sh que se encuentra dentro de la carpeta base del proyecto.</text:p>
      <text:p text:style-name="Text_20_body">Para más información: Ver Mapache/Ayuda/‌instalacion.html </text:p>
      <text:h text:style-name="Heading_20_3" text:outline-level="3">Configuración</text:h>
      <text:p text:style-name="Text_20_body">Para poder hostear su propio sitio web deberá crear una configuración válida. Para ello se ha creado una interfaz de usuario que le permite realizarlo de una manera fácil, rápida e intuitiva.</text:p>
      <text:p text:style-name="Text_20_body">El proceso de configuración consta de una serie de etapas. A continuación se explica cada una de ellas:</text:p>
      <text:list xml:id="list992156418" text:style-name="L7">
        <text:list-item>
          <text:p text:style-name="P12"><text:span text:style-name="T3">Crear una configuración básica: </text:span><text:line-break/>La configuración básica será la que configurará los parámetros más indispensables de un servidor. </text:p>
        </text:list-item>
      </text:list>
      <text:list xml:id="list361206644" text:style-name="L8">
        <text:list-item>
          <text:p text:style-name="P13">Puerto: este campo sirve para indicar a que puerto responderá nuestro servidor HTTP una vez iniciado.</text:p>
        </text:list-item>
        <text:list-item>
          <text:p text:style-name="P13"><text:s/>Puerto Control: este campo es utilizado para indicarle al servidor en que puerto estará escuchando la petición de fin de ejecución.</text:p>
        </text:list-item>
        <text:list-item>
          <text:p text:style-name="P13"><text:soft-page-break/><text:s/>Máximo conexiones: este campo indica la cantidad máxima de conexiones que podrá manejar nuestro servidor en simultaneo. Se debe tener en cuenta que este número no debe ser demasiado alto ya que no alcanzarían los recursos de la máquina.</text:p>
        </text:list-item>
        <text:list-item>
          <text:p text:style-name="P13"><text:s/>Máximo conexiones por cliente: este campo indica la cantidad máxima de conexiones que podrá tener un mismo cliente simultáneamente. No tendría sentido que este número sea mayor que el máximo de conexiones pues nunca se podrían aprovechar.</text:p>
        </text:list-item>
        <text:list-item>
          <text:p text:style-name="P13">Raíz: este campo le indica al servidor donde se encuentra la raíz del sitio. Se recomienda que todos los sitios hosteados en el servidor tengan dentro de la carpeta raíz un archivo llamado "index.html". Ese será el que el servidor tome por defecto. En caso de no <text:span text:style-name="T2">encontrarlo</text:span> devuelve error 404.<text:line-break/>Para seleccionar la raíz del sitio se debe utilizar el buscador de carpetas que se encuentra a la derecha del campo de texto. </text:p>
        </text:list-item>
      </text:list>
      <text:list xml:id="list743807200" text:style-name="L9">
        <text:list-item>
          <text:p text:style-name="P14">Protegido: este campo le indica al servidor si estará protegido por autenticación BASIC o no. Para un servidor autenticado marque la casilla.</text:p>
        </text:list-item>
        <text:list-item>
          <text:p text:style-name="P14"><text:s/>Time Out : este campo le indica al servidor cuanto deberá esperar para determinar que una conexión esta caída. Una vez pasado ese tiempo indicado en segundos, el servidor detendrá esas conexiones e indicará esa acción dentro del LOG de errores del mismo.</text:p>
        </text:list-item>
      </text:list>
      <text:list xml:id="list331033972" text:continue-list="list992156418" text:style-name="L7">
        <text:list-item>
          <text:p text:style-name="P15">Agregando tipos estáticos:</text:p>
        </text:list-item>
      </text:list>
      <text:p text:style-name="Text_20_body"><text:tab/>Para la utilización de nuestro servidor se deberán agregar los tipos de datos que manejará.</text:p>
      <text:p text:style-name="Text_20_body"><text:tab/>Para realizarlo, primero debemos movernos a la vista de tipos estáticos. Una vez allí, <text:tab/>utilizaremos los botones de la parte inferior para agregar, modificar y eliminar tipos de <text:tab/>datos.</text:p>
      <text:list xml:id="list1284586085" text:continue-numbering="true" text:style-name="L7">
        <text:list-item>
          <text:p text:style-name="P3"><text:span text:style-name="T3">Agregando tipos dinámicos:</text:span><text:line-break/>Al igual que con los estáticos, se debe llegar a la vista de dinámicos y agregar, modificar o eliminar los datos que se deseen.</text:p>
          <text:p text:style-name="P3"/>
        </text:list-item>
        <text:list-item>
          <text:p text:style-name="P3"><text:span text:style-name="T3">Agregando páginas de error:</text:span><text:line-break/>La idea es similar al agregado de tipos. Primero se debe llegar a la vista de errores y luego se agregan las páginas de error utilizando los botones inferiores.<text:line-break/></text:p>
        </text:list-item>
        <text:list-item>
          <text:p text:style-name="P3"><text:span text:style-name="T3">Agregar usuarios permitidos:</text:span><text:line-break/>Cuando nuestro servidor este protegido es necesario agregar usuarios permitidos que puedan navegarlo. Para ello se accede a la vista de usuarios y con los botones ubicados en la parte inferior de la ventana se podrán realizar las modificaciones pertinentes.<text:line-break/></text:p>
        </text:list-item>
        <text:list-item>
          <text:p text:style-name="P3"><text:span text:style-name="T3">Configuración de LOGs:</text:span><text:line-break/>Por ultimo debemos configurar la locación de los archivos de log del servidor</text:p>
        </text:list-item>
      </text:list>
      <text:p text:style-name="Standard"/>
      <text:p text:style-name="Text_20_body">Para más información y capturas de pantalla: Ver Mapache/Ayuda/configuracion.html</text:p>
      <text:h text:style-name="Heading_20_3" text:outline-level="3">Forma de uso</text:h>
      <text:p text:style-name="Text_20_body">Una vez que tenemos configurado nuestro servidor es hora de iniciarlo. Para ello, tenemos un botón en la parte superior de la ventana que permite hacerlo. </text:p>
      <text:p text:style-name="Text_20_body">Es importante que a la hora de ejecutar el servidor tengamos una configuración consistente. En caso de no hacerlo es posible que muchos errores se presenten en el LOG de errores.</text:p>
      <text:p text:style-name="Text_20_body">Además de poder iniciarlo, se ofrece la posibilidad de reiniciarlo y detenerlo.(También utilizando los botones en la parte superior, o utilizando el menú Control).</text:p>
      <text:p text:style-name="Text_20_body"><text:soft-page-break/>Además como administrador de un servidor le interesará ver que es lo que estuvo pasando. Para ello tenemos la posibilidad de revisar los LOGs desde la misma aplicación. Además se provee de métodos para la búsqueda en los LOGs.</text:p>
      <text:p text:style-name="Text_20_body">Para más información: Ver Mapache/Ayuda/control.html y Mapache/Ayuda/administracion.html</text:p>
      <text:h text:style-name="Heading_20_2" text:outline-level="2">Apéndices de error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MMono10" svg:font-family="LMMono10"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Liberation Serif1"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1-11-24T16:23:42</meta:creation-date>
    <dc:date>2011-11-28T11:13:32</dc:date>
    <dc:creator>Pablo </dc:creator>
    <meta:editing-duration>PT6H15M36S</meta:editing-duration>
    <meta:editing-cycles>14</meta:editing-cycles>
    <meta:generator>LibreOffice/3.3$Unix LibreOffice_project/330m19$Build-401</meta:generator>
    <meta:document-statistic meta:table-count="1" meta:image-count="0" meta:object-count="0" meta:page-count="8" meta:paragraph-count="158" meta:word-count="1535" meta:character-count="9922"/>
  </office:meta>
</office:document-meta>
</file>